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subtitle">
      <style:graphic-properties draw:fill-color="#ffffff" draw:auto-grow-height="true" fo:min-height="12.18cm"/>
    </style:style>
    <style:style style:name="pr2" style:family="presentation" style:parent-style-name="BrightBlue-title">
      <style:graphic-properties fo:min-height="3.505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subtitle">
      <style:graphic-properties draw:fill-color="#ffffff" fo:min-height="12.18cm"/>
    </style:style>
    <style:style style:name="pr5" style:family="presentation" style:parent-style-name="BrightBlue-notes">
      <style:graphic-properties draw:fill-color="#ffffff" fo:min-height="12.572cm"/>
    </style:style>
    <style:style style:name="pr6" style:family="presentation" style:parent-style-name="BrightBlue-outline1">
      <style:graphic-properties fo:min-height="11.93cm"/>
    </style:style>
    <style:style style:name="P1" style:family="paragraph">
      <style:paragraph-properties fo:margin-left="0.6cm" fo:margin-right="0cm" fo:text-indent="-0.6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639cm" svg:height="12.18cm" svg:x="1.4cm" svg:y="4.913cm" presentation:class="subtitle">
          <draw:text-box>
            <text:p>Present work by A. Audoin, C. Badiola, S. Da Silva, A. Perrot, C. Ritlewski</text:p>
            <text:p/>
            <text:p><text:span text:style-name="T1">Original Article by Tomasz Bartnicki, Jarosław Grytczuk, H. A. Kierstead and Xuding Zhu</text:span></text:p>
          </draw:text-box>
        </draw:frame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2" draw:layer="layout" svg:width="19.763cm" svg:height="3.531cm" svg:x="1.4cm" svg:y="0.824cm" presentation:class="title" presentation:user-transformed="true">
          <draw:text-box>
            <text:p>Some graph coloring reminders</text:p>
          </draw:text-box>
        </draw:frame>
        <draw:frame presentation:style-name="pr4" draw:layer="layout" svg:width="24.639cm" svg:height="12.18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A sample game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Studied graphs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pper bounds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Monte-Carlo Tree Search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CB-1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Work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5" draw:layer="backgroundobjects" svg:width="6.523cm" svg:height="1.447cm" svg:x="1.4cm" svg:y="19.129cm" presentation:class="date-time">
        <draw:text-box>
          <text:p text:style-name="MP5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5" draw:text-style-name="MP7" draw:layer="backgroundobjects" svg:width="6.523cm" svg:height="1.447cm" svg:x="20.075cm" svg:y="19.129cm" presentation:class="page-number">
        <draw:text-box>
          <text:p text:style-name="MP7"><text:span text:style-name="MT1"><text:page-number>&lt;numéro&gt;</text:page-number></text:span><text:span text:style-name="MT1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Scott Templer</meta:initial-creator>
    <meta:creation-date>2006-05-16T10:29:05</meta:creation-date>
    <dc:language>en-US</dc:language>
    <meta:editing-cycles>16</meta:editing-cycles>
    <meta:editing-duration>PT12M37S</meta:editing-duration>
    <dc:date>2013-01-19T14:49:23</dc:date>
    <dc:creator>Alexandre 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